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46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8862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un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un7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string" calcext:value-type="string">
            <text:p><text:s text:c="2"/>yes <text:s text:c="2"/>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string" calcext:value-type="string">
            <text:p><text:s text:c="2"/>no <text:s text:c="3"/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string" calcext:value-type="string">
            <text:p><text:s text:c="2"/>no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16:54:37.018898778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580" meta:object-count="0"/>
  </office:meta>
</office:document-meta>
</file>